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13cm" table:align="left"/>
    </style:style>
    <style:style style:name="Table1.A" style:family="table-column">
      <style:table-column-properties style:column-width="4.299cm"/>
    </style:style>
    <style:style style:name="Table1.B" style:family="table-column">
      <style:table-column-properties style:column-width="2.41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️⃣ MONETISATION STRATEGY (DETAILED)</text:h>
      <text:h text:style-name="Heading_20_2" text:outline-level="2">A. Consumer (B2C) – Primary Entry</text:h>
      <text:h text:style-name="Heading_20_3" text:outline-level="3">🔹 Freemium</text:h>
      <text:list text:style-name="L1">
        <text:list-item>
          <text:p text:style-name="P1">Basic risk overview</text:p>
        </text:list-item>
        <text:list-item>
          <text:p text:style-name="P1">Limited signals</text:p>
        </text:list-item>
        <text:list-item>
          <text:p text:style-name="P1">Teaser output</text:p>
        </text:list-item>
      </text:list>
      <text:h text:style-name="Heading_20_3" text:outline-level="3">🔹 Paid Repor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lan</text:p>
            </table:table-cell>
            <table:table-cell table:style-name="Table1.A1" office:value-type="string">
              <text:p text:style-name="Table_20_Heading">Price</text:p>
            </table:table-cell>
          </table:table-row>
        </table:table-header-rows>
        <table:table-row>
          <table:table-cell table:style-name="Table1.A1" office:value-type="string">
            <text:p text:style-name="Table_20_Contents">Single property report</text:p>
          </table:table-cell>
          <table:table-cell table:style-name="Table1.A1" office:value-type="string">
            <text:p text:style-name="Table_20_Contents">₹499 – ₹999</text:p>
          </table:table-cell>
        </table:table-row>
        <table:table-row>
          <table:table-cell table:style-name="Table1.A1" office:value-type="string">
            <text:p text:style-name="Table_20_Contents">Monthly (active buyers)</text:p>
          </table:table-cell>
          <table:table-cell table:style-name="Table1.A1" office:value-type="string">
            <text:p text:style-name="Table_20_Contents">₹799</text:p>
          </table:table-cell>
        </table:table-row>
        <table:table-row>
          <table:table-cell table:style-name="Table1.A1" office:value-type="string">
            <text:p text:style-name="Table_20_Contents">Annual</text:p>
          </table:table-cell>
          <table:table-cell table:style-name="Table1.A1" office:value-type="string">
            <text:p text:style-name="Table_20_Contents">₹2,999</text:p>
          </table:table-cell>
        </table:table-row>
      </table:table>
      <text:p text:style-name="Quotations">Buying a ₹50L–₹1Cr asset → ₹999 for safety is trivial.</text:p>
      <text:p text:style-name="Horizontal_20_Line"/>
      <text:h text:style-name="Heading_20_2" text:outline-level="2">B. Power Buyers &amp; Investors</text:h>
      <text:h text:style-name="Heading_20_3" text:outline-level="3">🔹 Portfolio Mode</text:h>
      <text:list text:style-name="L2">
        <text:list-item>
          <text:p text:style-name="P2">Multiple properties</text:p>
        </text:list-item>
        <text:list-item>
          <text:p text:style-name="P2">Comparison engine</text:p>
        </text:list-item>
        <text:list-item>
          <text:p text:style-name="P2">Exportable reports</text:p>
        </text:list-item>
      </text:list>
      <text:p text:style-name="Text_20_body"><text:span text:style-name="Strong_20_Emphasis">₹5,000 – ₹15,000 / year</text:span></text:p>
      <text:p text:style-name="Horizontal_20_Line"/>
      <text:h text:style-name="Heading_20_2" text:outline-level="2">C. Institutional (High Value)</text:h>
      <text:h text:style-name="Heading_20_3" text:outline-level="3">🏦 Banks / NBFCs</text:h>
      <text:list text:style-name="L3">
        <text:list-item>
          <text:p text:style-name="P3">Pre-loan risk screening</text:p>
        </text:list-item>
        <text:list-item>
          <text:p text:style-name="P3">Flood + medical + liquidity checks</text:p>
        </text:list-item>
      </text:list>
      <text:p text:style-name="Text_20_body"><text:span text:style-name="Strong_20_Emphasis">Per-report or SaaS licensing</text:span></text:p>
      <text:p text:style-name="Horizontal_20_Line"/>
      <text:h text:style-name="Heading_20_3" text:outline-level="3"><text:soft-page-break/>🏗️ Developers</text:h>
      <text:list text:style-name="L4">
        <text:list-item>
          <text:p text:style-name="P4">Project diagnostics</text:p>
        </text:list-item>
        <text:list-item>
          <text:p text:style-name="P4">Pricing sanity checks</text:p>
        </text:list-item>
        <text:list-item>
          <text:p text:style-name="P4">Infrastructure gap analysis</text:p>
        </text:list-item>
      </text:list>
      <text:p text:style-name="Text_20_body"><text:span text:style-name="Strong_20_Emphasis">₹50k–₹5L / project</text:span></text:p>
      <text:p text:style-name="Horizontal_20_Line"/>
      <text:h text:style-name="Heading_20_2" text:outline-level="2">D. Long-Term Expansion</text:h>
      <text:list text:style-name="L5">
        <text:list-item>
          <text:p text:style-name="P5">Insurance risk scoring</text:p>
        </text:list-item>
        <text:list-item>
          <text:p text:style-name="P5">Government advisory dashboards</text:p>
        </text:list-item>
        <text:list-item>
          <text:p text:style-name="P5">City-level livability indexes</text:p>
        </text:list-item>
        <text:list-item>
          <text:p text:style-name="P5">API licensing</text:p>
        </text:list-item>
      </text:list>
      <text:p text:style-name="Horizontal_20_Line"/>
      <text:h text:style-name="Heading_20_2" text:outline-level="2">Why Monetisation Works</text:h>
      <text:list text:style-name="L6">
        <text:list-item>
          <text:p text:style-name="P6">Clear willingness to pay</text:p>
        </text:list-item>
        <text:list-item>
          <text:p text:style-name="P6">One-time decision = high value</text:p>
        </text:list-item>
        <text:list-item>
          <text:p text:style-name="P6">No regulatory sales conflicts</text:p>
        </text:list-item>
        <text:list-item>
          <text:p text:style-name="P6">Trust-based positioning</text:p>
        </text:list-item>
      </text:list>
      <text:p text:style-name="Horizontal_20_Line"/>
      <text:h text:style-name="Heading_20_2" text:outline-level="2">Final Positioning Statement</text:h>
      <text:p text:style-name="Quotations"><text:span text:style-name="Strong_20_Emphasis">PropertyAI is not a marketplace.<text:line-break/>It is a buyer’s defense system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2:02:10.219854200</meta:creation-date>
    <dc:date>2026-01-26T22:03:19.720791600</dc:date>
    <meta:editing-duration>PT1M9S</meta:editing-duration>
    <meta:editing-cycles>1</meta:editing-cycles>
    <meta:document-statistic meta:table-count="1" meta:image-count="0" meta:object-count="0" meta:page-count="2" meta:paragraph-count="44" meta:word-count="163" meta:character-count="973" meta:non-whitespace-character-count="872"/>
    <meta:generator>LibreOffice/25.8.4.2$Windows_X86_64 LibreOffice_project/290daaa01b999472f0c7a3890eb6a550fd74c6df</meta:generator>
  </office:meta>
</office:document-meta>
</file>